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5.764cm"/>
    </style:style>
    <style:style style:name="co5" style:family="table-column">
      <style:table-column-properties fo:break-before="auto" style:column-width="5.241cm"/>
    </style:style>
    <style:style style:name="co6" style:family="table-column">
      <style:table-column-properties fo:break-before="auto" style:column-width="10.3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Issue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CaptionRelativePosition</text:p>
          </table:table-cell>
          <table:table-cell office:value-type="string">
            <text:p>GnosisCaptionLabel</text:p>
          </table:table-cell>
          <table:table-cell office:value-type="string">
            <text:p>Above, Below, Left, Right</text:p>
          </table:table-cell>
          <table:table-cell table:number-columns-repeated="1021"/>
        </table:table-row>
        <table:table-row table:style-name="ro1">
          <table:table-cell office:value-type="string">
            <text:p>CaptionSpacing</text:p>
          </table:table-cell>
          <table:table-cell office:value-type="string">
            <text:p>GnosisCaptionLabel</text:p>
          </table:table-cell>
          <table:table-cell office:value-type="string">
            <text:p>0,10</text:p>
          </table:table-cell>
          <table:table-cell table:number-columns-repeated="1021"/>
        </table:table-row>
        <table:table-row table:style-name="ro1">
          <table:table-cell office:value-type="string">
            <text:p>ContainerVerticalPadding</text:p>
          </table:table-cell>
          <table:table-cell office:value-type="string">
            <text:p>GnosisSearchFrame</text:p>
          </table:table-cell>
          <table:table-cell office:value-type="string">
            <text:p>0,5, 1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ContainerHorizontalPadding</text:p>
          </table:table-cell>
          <table:table-cell office:value-type="string">
            <text:p>GnosisSearchFrame</text:p>
          </table:table-cell>
          <table:table-cell office:value-type="string">
            <text:p>0, 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Horizontal Padding</text:p>
          </table:table-cell>
          <table:table-cell office:value-type="string">
            <text:p>Check Field</text:p>
          </table:table-cell>
          <table:table-cell office:value-type="string">
            <text:p>0,10, 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Vertical Padding</text:p>
          </table:table-cell>
          <table:table-cell office:value-type="string">
            <text:p>Check Field</text:p>
          </table:table-cell>
          <table:table-cell office:value-type="string">
            <text:p>0,10,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HorizontalMargin</text:p>
          </table:table-cell>
          <table:table-cell office:value-type="string">
            <text:p>GnosisGalleryItem</text:p>
          </table:table-cell>
          <table:table-cell office:value-type="string">
            <text:p>0,5,10</text:p>
          </table:table-cell>
          <table:table-cell office:value-type="string">
            <text:p>Depends on IsWideForma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Margin</text:p>
          </table:table-cell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Spacing</text:p>
          </table:table-cell>
          <table:table-cell office:value-type="string">
            <text:p>Panel</text:p>
          </table:table-cell>
          <table:table-cell office:value-type="string">
            <text:p>0, 5, 10, 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id in Columnar</text:p>
          </table:table-cell>
          <table:table-cell table:number-columns-repeated="1022"/>
        </table:table-row>
        <table:table-row table:style-name="ro1">
          <table:table-cell office:value-type="string">
            <text:p>Horizontal Spacing</text:p>
          </table:table-cell>
          <table:table-cell office:value-type="string">
            <text:p>Panel</text:p>
          </table:table-cell>
          <table:table-cell office:value-type="string">
            <text:p>0,5,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 office:value-type="string">
            <text:p>Control Thickness</text:p>
          </table:table-cell>
          <table:table-cell office:value-type="string">
            <text:p>Toggle Button</text:p>
          </table:table-cell>
          <table:table-cell office:value-type="string">
            <text:p>0,1,2, 5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Column</text:p>
          </table:table-cell>
          <table:table-cell table:number-columns-repeated="1022"/>
        </table:table-row>
        <table:table-row table:style-name="ro1">
          <table:table-cell office:value-type="string">
            <text:p>Border Thickness</text:p>
          </table:table-cell>
          <table:table-cell office:value-type="string">
            <text:p>Frame</text:p>
          </table:table-cell>
          <table:table-cell office:value-type="string">
            <text:p>0,2,4,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4/10/2016</text:date>, <text:time>15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Cranfield</meta:initial-creator>
    <meta:creation-date>2016-09-30T08:24:40.99</meta:creation-date>
    <dc:date>2016-10-14T15:28:57.91</dc:date>
    <dc:creator>Tim Cranfield</dc:creator>
    <meta:editing-duration>PT9H20M55S</meta:editing-duration>
    <meta:editing-cycles>50</meta:editing-cycles>
    <meta:generator>OpenOffice/4.1.2$Win32 OpenOffice.org_project/412m3$Build-9782</meta:generator>
    <meta:document-statistic meta:table-count="3" meta:cell-count="82" meta:object-count="0"/>
  </office:meta>
</office:document-meta>
</file>